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a8d3" officeooo:paragraph-rsid="0016a8d3"/>
    </style:style>
    <style:style style:name="P2" style:family="paragraph" style:parent-style-name="Standard">
      <style:text-properties officeooo:rsid="0016a8d3" officeooo:paragraph-rsid="0018a2e4"/>
    </style:style>
    <style:style style:name="P3" style:family="paragraph" style:parent-style-name="Standard">
      <style:text-properties fo:font-weight="bold" officeooo:rsid="0016a8d3" officeooo:paragraph-rsid="0016a8d3" style:font-weight-asian="bold" style:font-weight-complex="bold"/>
    </style:style>
    <style:style style:name="P4" style:family="paragraph" style:parent-style-name="Standard">
      <style:text-properties fo:font-weight="bold" officeooo:rsid="001d00aa" officeooo:paragraph-rsid="001d00aa" style:font-weight-asian="bold" style:font-weight-complex="bold"/>
    </style:style>
    <style:style style:name="P5" style:family="paragraph" style:parent-style-name="Standard">
      <style:text-properties fo:font-weight="bold" officeooo:rsid="001de711" officeooo:paragraph-rsid="001de711" style:font-weight-asian="bold" style:font-weight-complex="bold"/>
    </style:style>
    <style:style style:name="P6" style:family="paragraph" style:parent-style-name="Standard">
      <style:text-properties officeooo:rsid="00192f59" officeooo:paragraph-rsid="00192f59"/>
    </style:style>
    <style:style style:name="P7" style:family="paragraph" style:parent-style-name="Standard">
      <style:text-properties officeooo:rsid="00196107" officeooo:paragraph-rsid="00196107"/>
    </style:style>
    <style:style style:name="P8" style:family="paragraph" style:parent-style-name="Standard">
      <style:text-properties fo:font-weight="normal" officeooo:rsid="001b1b0a" officeooo:paragraph-rsid="001b1b0a" style:font-weight-asian="normal" style:font-weight-complex="normal"/>
    </style:style>
    <style:style style:name="P9" style:family="paragraph" style:parent-style-name="Standard">
      <style:text-properties fo:font-weight="bold" officeooo:rsid="0018a2e4" officeooo:paragraph-rsid="0018a2e4" style:font-weight-asian="bold" style:font-weight-complex="bold"/>
    </style:style>
    <style:style style:name="P10" style:family="paragraph" style:parent-style-name="Standard">
      <style:text-properties fo:font-weight="bold" officeooo:rsid="001a2b62" officeooo:paragraph-rsid="00196107" style:font-weight-asian="bold" style:font-weight-complex="bold"/>
    </style:style>
    <style:style style:name="P11" style:family="paragraph" style:parent-style-name="Standard">
      <style:text-properties fo:font-weight="bold" officeooo:rsid="001a2b62" officeooo:paragraph-rsid="001a2b62" style:font-weight-asian="bold" style:font-weight-complex="bold"/>
    </style:style>
    <style:style style:name="P12" style:family="paragraph" style:parent-style-name="Standard">
      <style:text-properties fo:font-weight="bold" officeooo:rsid="001ed1a1" officeooo:paragraph-rsid="001ed1a1" style:font-weight-asian="bold" style:font-weight-complex="bold"/>
    </style:style>
    <style:style style:name="P13" style:family="paragraph" style:parent-style-name="Standard">
      <style:text-properties fo:font-weight="bold" officeooo:rsid="0024965c" officeooo:paragraph-rsid="0024965c" style:font-weight-asian="bold" style:font-weight-complex="bold"/>
    </style:style>
    <style:style style:name="P14" style:family="paragraph" style:parent-style-name="Standard">
      <style:text-properties fo:font-weight="normal" officeooo:rsid="00196107" officeooo:paragraph-rsid="00196107" style:font-weight-asian="normal" style:font-weight-complex="normal"/>
    </style:style>
    <style:style style:name="P15" style:family="paragraph" style:parent-style-name="Standard">
      <style:text-properties fo:font-weight="normal" officeooo:rsid="001d00aa" officeooo:paragraph-rsid="001d00aa" style:font-weight-asian="normal" style:font-weight-complex="normal"/>
    </style:style>
    <style:style style:name="P16" style:family="paragraph" style:parent-style-name="Standard">
      <style:text-properties fo:font-weight="normal" officeooo:rsid="0021a26f" officeooo:paragraph-rsid="0021a26f" style:font-weight-asian="normal" style:font-weight-complex="normal"/>
    </style:style>
    <style:style style:name="P17" style:family="paragraph" style:parent-style-name="Standard">
      <style:text-properties fo:font-weight="normal" officeooo:rsid="0022a8dd" officeooo:paragraph-rsid="0022a8dd" style:font-weight-asian="normal" style:font-weight-complex="normal"/>
    </style:style>
    <style:style style:name="P18" style:family="paragraph" style:parent-style-name="Standard">
      <style:text-properties fo:font-weight="normal" officeooo:rsid="0022d43d" officeooo:paragraph-rsid="0022d43d" style:font-weight-asian="normal" style:font-weight-complex="normal"/>
    </style:style>
    <style:style style:name="P19" style:family="paragraph" style:parent-style-name="Standard">
      <style:text-properties fo:font-weight="normal" officeooo:rsid="0023ce73" officeooo:paragraph-rsid="0023ce73" style:font-weight-asian="normal" style:font-weight-complex="normal"/>
    </style:style>
    <style:style style:name="P20" style:family="paragraph" style:parent-style-name="Standard">
      <style:text-properties fo:font-weight="normal" officeooo:rsid="0024965c" officeooo:paragraph-rsid="0024965c"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96107" style:font-weight-asian="bold" style:font-weight-complex="bold"/>
    </style:style>
    <style:style style:name="T3" style:family="text">
      <style:text-properties fo:font-weight="bold" officeooo:rsid="001a2b62" style:font-weight-asian="bold" style:font-weight-complex="bold"/>
    </style:style>
    <style:style style:name="T4" style:family="text">
      <style:text-properties fo:font-weight="bold" officeooo:rsid="0023d497" style:font-weight-asian="bold" style:font-weight-complex="bold"/>
    </style:style>
    <style:style style:name="T5" style:family="text">
      <style:text-properties officeooo:rsid="00196107"/>
    </style:style>
    <style:style style:name="T6" style:family="text">
      <style:text-properties fo:font-weight="normal" style:font-weight-asian="normal" style:font-weight-complex="normal"/>
    </style:style>
    <style:style style:name="T7" style:family="text">
      <style:text-properties fo:font-weight="normal" officeooo:rsid="00196107" style:font-weight-asian="normal" style:font-weight-complex="normal"/>
    </style:style>
    <style:style style:name="T8" style:family="text">
      <style:text-properties officeooo:rsid="0022d43d"/>
    </style:style>
    <style:style style:name="T9" style:family="text">
      <style:text-properties officeooo:rsid="0023d49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8)</text:p>
      <text:p text:style-name="P1"/>
      <text:p text:style-name="P3">a) </text:p>
      <text:p text:style-name="P1"/>
      <text:p text:style-name="P2">If we really want to store the credit card number in our database we have to encrypt it to make sure it is not in clear text so if a hacker will breach in then the encrypted data won't tell the hacker much.</text:p>
      <text:p text:style-name="P2"/>
      <text:p text:style-name="P9">b)</text:p>
      <text:p text:style-name="P2"/>
      <text:p text:style-name="P6">1. It is easy to <text:span text:style-name="T1">test</text:span> and can be tested independent of the application</text:p>
      <text:p text:style-name="P6">2. <text:span text:style-name="T5">it is </text:span><text:span text:style-name="T2">faster </text:span><text:span text:style-name="T7">because it is running on the database itself, we do not have to send a lot of information over the network that will slow down the process.</text:span></text:p>
      <text:p text:style-name="P7"><text:span text:style-name="T6">3. There is more </text:span><text:span text:style-name="T1">maintainability </text:span><text:span text:style-name="T6">because lets say the person who wrote the procedures in the database need to make some changes (new attributes etc) the person would know easier what procedures that would need an update. Where in the case we have in the front-end there might be another developer who don't know all the changes and it would be more complex to make changes.</text:span></text:p>
      <text:p text:style-name="P14"/>
      <text:p text:style-name="P7"><text:span text:style-name="T1"><text:s/></text:span><text:span text:style-name="T3">9.</text:span></text:p>
      <text:p text:style-name="P10"/>
      <text:p text:style-name="P11">b) </text:p>
      <text:p text:style-name="P8">No it is not visible and the reason for this is because it is not yet commited so there is no way that session B can know of these changes. This is the isolation property.</text:p>
      <text:p text:style-name="P8"/>
      <text:p text:style-name="P4">c) <text:span text:style-name="T6">When we tried to update the row in session B that we inserted in session A (without commiting) we first thought that nothing would happen because be would not be aware of the row but after we run the update statement we had to wait for about 15 seconds before we got a timeout on a lock wait. So since we havent commited in session A it holds a lock on that row which we couldnt get in session B which is a part of the isolation concept of transactions.</text:span></text:p>
      <text:p text:style-name="P15"/>
      <text:p text:style-name="P5">10.</text:p>
      <text:p text:style-name="P5">a) </text:p>
      <text:p text:style-name="P16">No it did not occur and this is because of the timing, its hard to time so that the correct lines of code is executed at the right time. <text:span text:style-name="T9">If it does the scheduling at the exact right moment (see b) then an overbooking would occur.</text:span></text:p>
      <text:p text:style-name="P5"/>
      <text:p text:style-name="P5">b) </text:p>
      <text:p text:style-name="P16">Yes it is possible if this is the order of the execution</text:p>
      <text:p text:style-name="P16"><text:span text:style-name="T1">Session A:</text:span> <text:s/>runs all the code in addPayment INCLUDING the following row and then stops </text:p>
      <text:p text:style-name="P16"/>
      <text:p text:style-name="P19">LINE 307:</text:p>
      <text:p text:style-name="P16">ELSEIF free_seats_available &gt;= (SELECT nrpassengers from reservation WHERE reservationnr = reservation_nr) THEN</text:p>
      <text:p text:style-name="P16"/>
      <text:p text:style-name="P16"><text:span text:style-name="T4">Session B</text:span><text:span text:style-name="T1">:</text:span> runs the entire addPayment and after that Session A continues. </text:p>
      <text:p text:style-name="P16"/>
      <text:p text:style-name="P17">Now this would lead to an overbooking. <text:span text:style-name="T8">The reason is because the ELSEIF line was containing the control for not overbooking. And if A stops right after that but before it actually ADDS more bookings then session B will also get passed the condition and add a booking. Then A will continue and insert a booking into the table as well.</text:span></text:p>
      <text:p text:style-name="P17"/>
      <text:p text:style-name="P17"/>
      <text:p text:style-name="P17"/>
      <text:p text:style-name="P12"><text:soft-page-break/>c)</text:p>
      <text:p text:style-name="P18">Yes overbooking did occur. We ran the session B as soon as session A was sleeping. When session B was looking if there was enough unpaid seats available there was because Session A had not yet made the booking. So now after the sleep both could do the payment leading to the fact that we got way too many booked seats on our plane. </text:p>
      <text:p text:style-name="P18"/>
      <text:p text:style-name="P13">LAST QUESTION (SECONDARY INDEX)</text:p>
      <text:p text:style-name="P13"/>
      <text:p text:style-name="P20">We choose to make the week a secondary index. It is called for example when we call the procedure addReservation (which is something that is called often). The file that contains all the flights are assumed to be big since there are 52 rows, one for each week, for every weekly flight. So we assumed it would be good to make the week a secondary index. </text:p>
      <text:p text:style-name="P20"/>
      <text:p text:style-name="P20">An example of where it is used is in a select statement on line <text:span text:style-name="T1">221 </text:span>in the text file.</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6T10:15:02.671165194</meta:creation-date>
    <meta:generator>LibreOffice/5.0.3.2$Linux_X86_64 LibreOffice_project/00m0$Build-2</meta:generator>
    <dc:date>2016-12-15T16:36:15.848508513</dc:date>
    <meta:editing-duration>PT2H13M36S</meta:editing-duration>
    <meta:editing-cycles>17</meta:editing-cycles>
    <meta:document-statistic meta:table-count="0" meta:image-count="0" meta:object-count="0" meta:page-count="2" meta:paragraph-count="26" meta:word-count="603" meta:character-count="3164" meta:non-whitespace-character-count="2577"/>
  </office:meta>
</office:document-meta>
</file>